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等线" svg:font-family="等线" style:font-family-generic="roman" style:font-pitch="variable"/>
    <style:font-face style:name="等线 Light" svg:font-family="'等线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Noto Sans CJK SC Regular" svg:font-family="'Noto Sans CJK SC Regular'" style:font-family-generic="system" style:font-pitch="variable"/>
    <style:font-face style:name="等线1" svg:font-family="等线" style:font-family-generic="system" style:font-pitch="variable"/>
    <style:font-face style:name="等线 Light1" svg:font-family="'等线 Light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style:page-number="aut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２０４８ 游戏</text:h>
      <text:h text:style-name="Heading_20_2" text:outline-level="2">规则</text:h>
      <text:p text:style-name="Standard"><text:s text:c="8"/>1. 游戏运行，在４＊４的方格中，出现两个随机的数字．</text:p>
      <text:p text:style-name="Standard"><text:s text:c="8"/><text:tab/>-- 产生随机数的策略：10%的概率是４，90%的概率是2.</text:p>
      <text:p text:style-name="Standard"><text:s text:c="8"/>2. 用户移动方格（wsad）,方格内的数字按照相应规则进行合并．</text:p>
      <text:p text:style-name="Standard"><text:s text:c="8"/>3. 如果地图有变化(数字移动／数字合并)，再产生１个随机数．</text:p>
      <text:p text:style-name="Standard"><text:s text:c="8"/>4. 游戏结束：数字不能合并，也没有空白位置．</text:p>
      <text:h text:style-name="Heading_20_2" text:outline-level="2">架构</text:h>
      <text:p text:style-name="Standard"><text:s text:c="12"/>逻辑处理模块 Controller</text:p>
      <text:p text:style-name="Standard"><text:s text:c="12"/>界面视图模块 View</text:p>
      <text:p text:style-name="Standard"><text:s text:c="12"/>数据模型模块 Model <text:s text:c="35"/></text:p>
      <text:p text:style-name="Standard"><text:s text:c="12"/>程序入口模块 Main</text:p>
      <text:h text:style-name="Heading_20_2" text:outline-level="2">步骤</text:h>
      <text:p text:style-name="Standard"><text:s text:c="4"/>　　（一）逻辑处理模块 </text:p>
      <text:p text:style-name="Standard"><text:s text:c="13"/>创建游戏核心类GameCoreController</text:p>
      <text:p text:style-name="Standard"><text:s text:c="13"/>(1)将核心算法粘贴进来</text:p>
      <text:p text:style-name="Standard"><text:s text:c="13"/>(2)将所有参数，改为成员变量。</text:p>
      <text:p text:style-name="Standard"><text:s text:c="13"/>(3)产生新数字</text:p>
      <text:p text:style-name="Standard"><text:s text:c="13"/>　　　-- 计算所有<text:tab/>空白位置(为０的位置).</text:p>
      <text:p text:style-name="Standard"><text:s text:c="19"/>-- 随机选择一个位置</text:p>
      <text:p text:style-name="Standard"><text:s text:c="19"/>-- 根据概率产生数字，存入列表的相应位<text:bookmark text:name="_GoBack"/>置．</text:p>
      <text:p text:style-name="Standard"><text:s text:c="9"/>（二）界面视图模块</text:p>
      <text:p text:style-name="Standard"><text:s text:c="9"/>　　　创建游戏核心类对象</text:p>
      <text:p text:style-name="Standard"><text:s text:c="9"/>　　　调用核心类对象的生成数字方法</text:p>
      <text:p text:style-name="Standard"><text:s text:c="12"/>　　while True:</text:p>
      <text:p text:style-name="Standard"><text:s text:c="18"/>呈现界面</text:p>
      <text:p text:style-name="Standard"><text:soft-page-break/><text:s text:c="18"/>获取用户输入，调用核心类对象的移动方法．　</text:p>
      <text:p text:style-name="Standard"><text:s text:c="18"/>产生随机数</text:p>
      <text:p text:style-name="Standard"><text:s text:c="8"/>　(三)如果地图有变化(数字移动／数字合并)，再产生１个随机数．</text:p>
      <text:p text:style-name="Standard"><text:s text:c="8"/>　(四)游戏结束：数字不能合并，也没有空白位置．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等线" svg:font-family="等线" style:font-family-generic="roman" style:font-pitch="variable"/>
    <style:font-face style:name="等线 Light" svg:font-family="'等线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Noto Sans CJK SC Regular" svg:font-family="'Noto Sans CJK SC Regular'" style:font-family-generic="system" style:font-pitch="variable"/>
    <style:font-face style:name="等线1" svg:font-family="等线" style:font-family-generic="system" style:font-pitch="variable"/>
    <style:font-face style:name="等线 Light1" svg:font-family="'等线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等线" fo:font-size="10.5pt" fo:language="en" fo:country="US" style:letter-kerning="true" style:font-name-asian="等线1" style:font-size-asian="10.5pt" style:language-asian="zh" style:country-asian="CN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等线" fo:font-size="10.5pt" fo:language="en" fo:country="US" style:letter-kerning="true" style:font-name-asian="等线1" style:font-size-asian="10.5pt" style:language-asian="zh" style:country-asian="CN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6cm" fo:margin-bottom="0.582cm" loext:contextual-spacing="false" fo:line-height="241%" fo:keep-together="always" fo:keep-with-next="always"/>
      <style:text-properties fo:font-size="22pt" fo:font-weight="bold" style:letter-kerning="true" style:font-size-asian="22pt" style:font-weight-asian="bold" style:font-size-complex="22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59cm" fo:margin-bottom="0.459cm" loext:contextual-spacing="false" fo:line-height="173%" fo:keep-together="always" fo:keep-with-next="always"/>
      <style:text-properties style:font-name="等线 Light" fo:font-family="'等线 Light'" style:font-family-generic="roman" style:font-pitch="variable" fo:font-size="16pt" fo:font-weight="bold" style:font-name-asian="等线 Light1" style:font-family-asian="'等线 Light'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cm" fo:margin-right="0cm" fo:text-indent="0.741cm" style:auto-text-indent="false"/>
    </style:style>
    <style:style style:name="Default_20_Paragraph_20_Font" style:display-name="Default Paragraph Font" style:family="text"/>
    <style:style style:name="标题_20_1_20_字符" style:display-name="标题 1 字符" style:family="text" style:parent-style-name="Default_20_Paragraph_20_Font">
      <style:text-properties fo:font-size="22pt" fo:font-weight="bold" style:letter-kerning="true" style:font-size-asian="22pt" style:font-weight-asian="bold" style:font-size-complex="22pt" style:font-weight-complex="bold"/>
    </style:style>
    <style:style style:name="标题_20_2_20_字符" style:display-name="标题 2 字符" style:family="text" style:parent-style-name="Default_20_Paragraph_20_Font">
      <style:text-properties style:font-name="等线 Light" fo:font-family="'等线 Light'" style:font-family-generic="roman" style:font-pitch="variable" fo:font-size="16pt" fo:font-weight="bold" style:font-name-asian="等线 Light1" style:font-family-asian="'等线 Light'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 tx</meta:initial-creator>
    <meta:editing-cycles>4</meta:editing-cycles>
    <meta:creation-date>2019-05-24T02:47:00</meta:creation-date>
    <dc:date>2019-05-24T20:50:03.142231927</dc:date>
    <meta:editing-duration>PT6H6M38S</meta:editing-duration>
    <meta:generator>LibreOffice/6.0.7.3$Linux_X86_64 LibreOffice_project/00m0$Build-3</meta:generator>
    <meta:document-statistic meta:table-count="0" meta:image-count="0" meta:object-count="0" meta:page-count="2" meta:paragraph-count="30" meta:word-count="375" meta:character-count="815" meta:non-whitespace-character-count="44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